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по лабораторной работе №1 "Цветовые модели"</text:h>
      <text:h text:style-name="Heading_20_2" text:outline-level="2">Дата выполнения: 18 октября - 20 октября</text:h>
      <text:h text:style-name="Heading_20_3" text:outline-level="3">Введение</text:h>
      <text:p text:style-name="Text_20_body">Цель данной лабораторной работы заключалась в изучении различных цветовых моделей, таких как RGB, CMYK, HSV, HLS, XYZ, LAB, а также в создании интерактивного приложения, позволяющего пользователям выбирать и изменять цвета в этих моделях. Результатом стало приложение с дружелюбным интерфейсом, поддерживающим различные способы задания цветов.</text:p>
      <text:h text:style-name="Heading_20_3" text:outline-level="3">Реализация приложения</text:h>
      <text:p text:style-name="Text_20_body">Приложение поддерживает семь цветовых моделей: RGB, CMYK, HSV, HLS, XYZ, LAB. Возможности включают точный ввод цвета, выбор из палитры и плавное изменение цветов с использованием ползунков.</text:p>
      <text:h text:style-name="Heading_20_4" text:outline-level="4">Основные функциональности:</text:h>
      <text:list xml:id="list739922297" text:style-name="L1">
        <text:list-item>
          <text:p text:style-name="P2"><text:span text:style-name="Strong_20_Emphasis">Точный ввод цвета:</text:span></text:p>
          <text:list>
            <text:list-item>
              <text:p text:style-name="P2">Для каждой модели предусмотрены поля ввода.</text:p>
            </text:list-item>
          </text:list>
        </text:list-item>
        <text:list-item>
          <text:p text:style-name="P2"><text:span text:style-name="Strong_20_Emphasis">Выбор цвета из палитры:</text:span></text:p>
          <text:list>
            <text:list-item>
              <text:p text:style-name="P2">Реализована графическая палитра для выбора цвета.</text:p>
            </text:list-item>
          </text:list>
        </text:list-item>
        <text:list-item>
          <text:p text:style-name="P2"><text:span text:style-name="Strong_20_Emphasis">Плавное изменение цвета:</text:span></text:p>
          <text:list>
            <text:list-item>
              <text:p text:style-name="P2">Добавлены ползунки для изменения компонент цвета.</text:p>
            </text:list-item>
          </text:list>
        </text:list-item>
        <text:list-item>
          <text:p text:style-name="P2"><text:span text:style-name="Strong_20_Emphasis">Автоматический пересчет цвета:</text:span></text:p>
          <text:list>
            <text:list-item>
              <text:p text:style-name="P2">Изменение любой компоненты цвета приводит к автоматическому пересчету значений в других моделях.</text:p>
            </text:list-item>
          </text:list>
        </text:list-item>
        <text:list-item>
          <text:p text:style-name="P2"><text:span text:style-name="Strong_20_Emphasis">Предупреждения при "некорректных цветах":</text:span></text:p>
          <text:list>
            <text:list-item>
              <text:p text:style-name="P1">Введено ненавязчивое предупреждение при выходе за границы изменения параметра при пересчете цвета.</text:p>
            </text:list-item>
          </text:list>
        </text:list-item>
      </text:list>
      <text:h text:style-name="Heading_20_4" text:outline-level="4">Технические детали реализации</text:h>
      <text:list xml:id="list2932100134" text:style-name="L2">
        <text:list-item>
          <text:p text:style-name="P4"><text:span text:style-name="Strong_20_Emphasis">Средства разработки:</text:span></text:p>
          <text:list>
            <text:list-item>
              <text:p text:style-name="P4">Фреймворк QT Creator 1.14.4.</text:p>
            </text:list-item>
            <text:list-item>
              <text:p text:style-name="P4">Язык программирования: C++.</text:p>
            </text:list-item>
          </text:list>
        </text:list-item>
        <text:list-item>
          <text:p text:style-name="P4"><text:span text:style-name="Strong_20_Emphasis">Ход работы:</text:span></text:p>
          <text:list>
            <text:list-item>
              <text:p text:style-name="P4">Проектирование приложения с удобным пользовательским интерфейсом.</text:p>
            </text:list-item>
            <text:list-item>
              <text:p text:style-name="P4">Реализация преобразования цветовых моделей из одной в другую.</text:p>
            </text:list-item>
            <text:list-item>
              <text:p text:style-name="P4">Реализация возможности задания цвета 3 способами.</text:p>
            </text:list-item>
            <text:list-item>
              <text:p text:style-name="P3">Реализован автоматический пересчет цвета во всех моделях при изменении любой из координат.</text:p>
            </text:list-item>
          </text:list>
        </text:list-item>
      </text:list>
      <text:h text:style-name="Heading_20_3" text:outline-level="3"><text:soft-page-break/>Выводы</text:h>
      <text:p text:style-name="Text_20_body">В ходе выполнения данной лабораторной работы:</text:p>
      <text:list xml:id="list2582651944" text:style-name="L3">
        <text:list-item>
          <text:p text:style-name="P6">Создано приложение, в котором были реализованы алгоритмы перехода от одной цветовой модели к другой.</text:p>
        </text:list-item>
        <text:list-item>
          <text:p text:style-name="P6">Изучены цветовые модели: RGB, CMYK, HSV, HLS, XYZ, LAB, и методы перехода от одной модели к другой.</text:p>
        </text:list-item>
        <text:list-item>
          <text:p text:style-name="P5">Закреплены навыки работы с GitHub.</text:p>
        </text:list-item>
      </text:list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3T12:19:50.485306707</dc:date>
    <meta:editing-duration>PT1M14S</meta:editing-duration>
    <meta:editing-cycles>1</meta:editing-cycles>
    <meta:document-statistic meta:table-count="0" meta:image-count="0" meta:object-count="0" meta:page-count="2" meta:paragraph-count="31" meta:word-count="258" meta:character-count="1840" meta:non-whitespace-character-count="1634"/>
    <meta:generator>LibreOffice/7.3.7.2$Linux_X86_64 LibreOffice_project/30$Build-2</meta:generator>
  </office:meta>
</office:document-meta>
</file>